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736582009214" calcext:value-type="float">
            <text:p>2.19737</text:p>
          </table:table-cell>
          <table:table-cell office:value-type="float" office:value="2.24759958713331" calcext:value-type="float">
            <text:p>2.2476</text:p>
          </table:table-cell>
          <table:table-cell office:value-type="float" office:value="2.91905413682673" calcext:value-type="float">
            <text:p>2.9190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0310092273303" calcext:value-type="float">
            <text:p>2.2031</text:p>
          </table:table-cell>
          <table:table-cell office:value-type="float" office:value="2.23683734507785" calcext:value-type="float">
            <text:p>2.23684</text:p>
          </table:table-cell>
          <table:table-cell office:value-type="float" office:value="2.92624056054919" calcext:value-type="float">
            <text:p>2.9262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272855145538" calcext:value-type="float">
            <text:p>2.22273</text:p>
          </table:table-cell>
          <table:table-cell office:value-type="float" office:value="2.21997135931624" calcext:value-type="float">
            <text:p>2.21997</text:p>
          </table:table-cell>
          <table:table-cell office:value-type="float" office:value="2.85084076020033" calcext:value-type="float">
            <text:p>2.85084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2081275413664" calcext:value-type="float">
            <text:p>2.20813</text:p>
          </table:table-cell>
          <table:table-cell office:value-type="float" office:value="2.25430075652112" calcext:value-type="float">
            <text:p>2.2543</text:p>
          </table:table-cell>
          <table:table-cell office:value-type="float" office:value="3.00114463460475" calcext:value-type="float">
            <text:p>3.0011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693839285777" calcext:value-type="float">
            <text:p>2.22694</text:p>
          </table:table-cell>
          <table:table-cell office:value-type="float" office:value="2.22753693652069" calcext:value-type="float">
            <text:p>2.22754</text:p>
          </table:table-cell>
          <table:table-cell office:value-type="float" office:value="2.84402956193318" calcext:value-type="float">
            <text:p>2.8440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1247270315569" calcext:value-type="float">
            <text:p>2.21247</text:p>
          </table:table-cell>
          <table:table-cell office:value-type="float" office:value="2.26145333138394" calcext:value-type="float">
            <text:p>2.26145</text:p>
          </table:table-cell>
          <table:table-cell office:value-type="float" office:value="2.97266005708341" calcext:value-type="float">
            <text:p>2.9726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088886251035" calcext:value-type="float">
            <text:p>2.23089</text:p>
          </table:table-cell>
          <table:table-cell office:value-type="float" office:value="2.22660666491438" calcext:value-type="float">
            <text:p>2.22661</text:p>
          </table:table-cell>
          <table:table-cell office:value-type="float" office:value="2.95563069670428" calcext:value-type="float">
            <text:p>2.95563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40273011984" calcext:value-type="float">
            <text:p>2.28403</text:p>
          </table:table-cell>
          <table:table-cell office:value-type="float" office:value="2.12715213120174" calcext:value-type="float">
            <text:p>2.12715</text:p>
          </table:table-cell>
          <table:table-cell office:value-type="float" office:value="2.75807597340528" calcext:value-type="float">
            <text:p>2.75808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614558691775" calcext:value-type="float">
            <text:p>2.23615</text:p>
          </table:table-cell>
          <table:table-cell office:value-type="float" office:value="2.22359175350387" calcext:value-type="float">
            <text:p>2.22359</text:p>
          </table:table-cell>
          <table:table-cell office:value-type="float" office:value="2.95648705708787" calcext:value-type="float">
            <text:p>2.95649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985187241826" calcext:value-type="float">
            <text:p>2.28985</text:p>
          </table:table-cell>
          <table:table-cell office:value-type="float" office:value="2.13689821536183" calcext:value-type="float">
            <text:p>2.1369</text:p>
          </table:table-cell>
          <table:table-cell office:value-type="float" office:value="2.78260635874046" calcext:value-type="float">
            <text:p>2.78261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69497038033" calcext:value-type="float">
            <text:p>2.24069</text:p>
          </table:table-cell>
          <table:table-cell office:value-type="float" office:value="2.25136302792066" calcext:value-type="float">
            <text:p>2.25136</text:p>
          </table:table-cell>
          <table:table-cell office:value-type="float" office:value="3.11336587186152" calcext:value-type="float">
            <text:p>3.11337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490529162887" calcext:value-type="float">
            <text:p>2.28491</text:p>
          </table:table-cell>
          <table:table-cell office:value-type="float" office:value="2.16422806035786" calcext:value-type="float">
            <text:p>2.16423</text:p>
          </table:table-cell>
          <table:table-cell office:value-type="float" office:value="2.91825895998847" calcext:value-type="float">
            <text:p>2.91826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080884404336" calcext:value-type="float">
            <text:p>2.18081</text:p>
          </table:table-cell>
          <table:table-cell office:value-type="float" office:value="2.37654027374891" calcext:value-type="float">
            <text:p>2.37654</text:p>
          </table:table-cell>
          <table:table-cell office:value-type="float" office:value="3.10279717168036" calcext:value-type="float">
            <text:p>3.1028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18698412160277" calcext:value-type="float">
            <text:p>2.18698</text:p>
          </table:table-cell>
          <table:table-cell office:value-type="float" office:value="2.36678670992066" calcext:value-type="float">
            <text:p>2.36679</text:p>
          </table:table-cell>
          <table:table-cell office:value-type="float" office:value="3.09869377740014" calcext:value-type="float">
            <text:p>3.09869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74860099877" calcext:value-type="float">
            <text:p>2.24275</text:p>
          </table:table-cell>
          <table:table-cell office:value-type="float" office:value="2.25925827138716" calcext:value-type="float">
            <text:p>2.25926</text:p>
          </table:table-cell>
          <table:table-cell office:value-type="float" office:value="3.1086928755889" calcext:value-type="float">
            <text:p>3.10869</text:p>
          </table:table-cell>
          <table:table-cell office:value-type="float" office:value="70746900" calcext:value-type="float">
            <text:p>707469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16196422411" calcext:value-type="float">
            <text:p>2.19716</text:p>
          </table:table-cell>
          <table:table-cell office:value-type="float" office:value="2.35410543311673" calcext:value-type="float">
            <text:p>2.35411</text:p>
          </table:table-cell>
          <table:table-cell office:value-type="float" office:value="3.27349858332909" calcext:value-type="float">
            <text:p>3.2735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0449828359433" calcext:value-type="float">
            <text:p>2.2045</text:p>
          </table:table-cell>
          <table:table-cell office:value-type="float" office:value="2.34457973510233" calcext:value-type="float">
            <text:p>2.34458</text:p>
          </table:table-cell>
          <table:table-cell office:value-type="float" office:value="3.26046164808877" calcext:value-type="float">
            <text:p>3.26046</text:p>
          </table:table-cell>
          <table:table-cell office:value-type="float" office:value="70729200" calcext:value-type="float">
            <text:p>707292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21599032689" calcext:value-type="float">
            <text:p>2.26822</text:p>
          </table:table-cell>
          <table:table-cell office:value-type="float" office:value="2.21801947349441" calcext:value-type="float">
            <text:p>2.21802</text:p>
          </table:table-cell>
          <table:table-cell office:value-type="float" office:value="3.07490889035023" calcext:value-type="float">
            <text:p>3.07491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719710647338" calcext:value-type="float">
            <text:p>2.1972</text:p>
          </table:table-cell>
          <table:table-cell office:value-type="float" office:value="2.36258162883569" calcext:value-type="float">
            <text:p>2.36258</text:p>
          </table:table-cell>
          <table:table-cell office:value-type="float" office:value="3.27076170412283" calcext:value-type="float">
            <text:p>3.27076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264012488253" calcext:value-type="float">
            <text:p>2.21264</text:p>
          </table:table-cell>
          <table:table-cell office:value-type="float" office:value="2.33218922307893" calcext:value-type="float">
            <text:p>2.33219</text:p>
          </table:table-cell>
          <table:table-cell office:value-type="float" office:value="3.04229323052885" calcext:value-type="float">
            <text:p>3.04229</text:p>
          </table:table-cell>
          <table:table-cell office:value-type="float" office:value="70658400" calcext:value-type="float">
            <text:p>7065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7723856725028" calcext:value-type="float">
            <text:p>2.27724</text:p>
          </table:table-cell>
          <table:table-cell office:value-type="float" office:value="2.20457613698888" calcext:value-type="float">
            <text:p>2.20458</text:p>
          </table:table-cell>
          <table:table-cell office:value-type="float" office:value="2.99881536039463" calcext:value-type="float">
            <text:p>2.9988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81845442495" calcext:value-type="float">
            <text:p>2.29482</text:p>
          </table:table-cell>
          <table:table-cell office:value-type="float" office:value="2.16973043018684" calcext:value-type="float">
            <text:p>2.16973</text:p>
          </table:table-cell>
          <table:table-cell office:value-type="float" office:value="2.91913617825862" calcext:value-type="float">
            <text:p>2.91914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0565455467369" calcext:value-type="float">
            <text:p>2.20565</text:p>
          </table:table-cell>
          <table:table-cell office:value-type="float" office:value="2.34882742018863" calcext:value-type="float">
            <text:p>2.34883</text:p>
          </table:table-cell>
          <table:table-cell office:value-type="float" office:value="3.25182006615028" calcext:value-type="float">
            <text:p>3.25182</text:p>
          </table:table-cell>
          <table:table-cell office:value-type="float" office:value="70702650" calcext:value-type="float">
            <text:p>707026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90019680061" calcext:value-type="float">
            <text:p>2.2409</text:p>
          </table:table-cell>
          <table:table-cell office:value-type="float" office:value="2.28085696565384" calcext:value-type="float">
            <text:p>2.28086</text:p>
          </table:table-cell>
          <table:table-cell office:value-type="float" office:value="3.08373466247918" calcext:value-type="float">
            <text:p>3.08373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26461255845" calcext:value-type="float">
            <text:p>2.22265</text:p>
          </table:table-cell>
          <table:table-cell office:value-type="float" office:value="2.32156652287626" calcext:value-type="float">
            <text:p>2.32157</text:p>
          </table:table-cell>
          <table:table-cell office:value-type="float" office:value="3.03859209945314" calcext:value-type="float">
            <text:p>3.03859</text:p>
          </table:table-cell>
          <table:table-cell office:value-type="float" office:value="70658400" calcext:value-type="float">
            <text:p>706584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773834241955" calcext:value-type="float">
            <text:p>2.27738</text:p>
          </table:table-cell>
          <table:table-cell office:value-type="float" office:value="2.21423091010656" calcext:value-type="float">
            <text:p>2.21423</text:p>
          </table:table-cell>
          <table:table-cell office:value-type="float" office:value="3.07516972486795" calcext:value-type="float">
            <text:p>3.07517</text:p>
          </table:table-cell>
          <table:table-cell office:value-type="float" office:value="70711500" calcext:value-type="float">
            <text:p>707115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879082765042" calcext:value-type="float">
            <text:p>2.20879</text:p>
          </table:table-cell>
          <table:table-cell office:value-type="float" office:value="2.3584096024006" calcext:value-type="float">
            <text:p>2.35841</text:p>
          </table:table-cell>
          <table:table-cell office:value-type="float" office:value="3.18711440572007" calcext:value-type="float">
            <text:p>3.18711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792922806973" calcext:value-type="float">
            <text:p>2.20793</text:p>
          </table:table-cell>
          <table:table-cell office:value-type="float" office:value="2.36195041698278" calcext:value-type="float">
            <text:p>2.36195</text:p>
          </table:table-cell>
          <table:table-cell office:value-type="float" office:value="3.17249702256072" calcext:value-type="float">
            <text:p>3.1725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48427078521" calcext:value-type="float">
            <text:p>2.25484</text:p>
          </table:table-cell>
          <table:table-cell office:value-type="float" office:value="2.27443663175681" calcext:value-type="float">
            <text:p>2.27444</text:p>
          </table:table-cell>
          <table:table-cell office:value-type="float" office:value="3.06027405156374" calcext:value-type="float">
            <text:p>3.06027</text:p>
          </table:table-cell>
          <table:table-cell office:value-type="float" office:value="70782300" calcext:value-type="float">
            <text:p>707823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9103798991823" calcext:value-type="float">
            <text:p>2.29104</text:p>
          </table:table-cell>
          <table:table-cell office:value-type="float" office:value="2.20800094362078" calcext:value-type="float">
            <text:p>2.208</text:p>
          </table:table-cell>
          <table:table-cell office:value-type="float" office:value="2.99294903388347" calcext:value-type="float">
            <text:p>2.9929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34605574406822" calcext:value-type="float">
            <text:p>2.34606</text:p>
          </table:table-cell>
          <table:table-cell office:value-type="float" office:value="2.10490238630138" calcext:value-type="float">
            <text:p>2.1049</text:p>
          </table:table-cell>
          <table:table-cell office:value-type="float" office:value="2.89064106103139" calcext:value-type="float">
            <text:p>2.89064</text:p>
          </table:table-cell>
          <table:table-cell office:value-type="float" office:value="70640700" calcext:value-type="float">
            <text:p>706407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408683662534" calcext:value-type="float">
            <text:p>2.35409</text:p>
          </table:table-cell>
          <table:table-cell office:value-type="float" office:value="2.11963434677176" calcext:value-type="float">
            <text:p>2.11963</text:p>
          </table:table-cell>
          <table:table-cell office:value-type="float" office:value="2.88296140893281" calcext:value-type="float">
            <text:p>2.88296</text:p>
          </table:table-cell>
          <table:table-cell office:value-type="float" office:value="70640700" calcext:value-type="float">
            <text:p>7064070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401177972105" calcext:value-type="float">
            <text:p>2.29401</text:p>
          </table:table-cell>
          <table:table-cell office:value-type="float" office:value="2.2420858822042" calcext:value-type="float">
            <text:p>2.24209</text:p>
          </table:table-cell>
          <table:table-cell office:value-type="float" office:value="3.18972990267851" calcext:value-type="float">
            <text:p>3.1897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9231810756" calcext:value-type="float">
            <text:p>2.29392</text:p>
          </table:table-cell>
          <table:table-cell office:value-type="float" office:value="2.24748763086911" calcext:value-type="float">
            <text:p>2.24749</text:p>
          </table:table-cell>
          <table:table-cell office:value-type="float" office:value="3.18826260062169" calcext:value-type="float">
            <text:p>3.1882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16706466839" calcext:value-type="float">
            <text:p>2.28217</text:p>
          </table:table-cell>
          <table:table-cell office:value-type="float" office:value="2.2745033100889" calcext:value-type="float">
            <text:p>2.2745</text:p>
          </table:table-cell>
          <table:table-cell office:value-type="float" office:value="3.12292138212192" calcext:value-type="float">
            <text:p>3.1229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54951360445" calcext:value-type="float">
            <text:p>2.28255</text:p>
          </table:table-cell>
          <table:table-cell office:value-type="float" office:value="2.2828865755112" calcext:value-type="float">
            <text:p>2.28289</text:p>
          </table:table-cell>
          <table:table-cell office:value-type="float" office:value="3.12795489266667" calcext:value-type="float">
            <text:p>3.12795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0483552510719" calcext:value-type="float">
            <text:p>2.30484</text:p>
          </table:table-cell>
          <table:table-cell office:value-type="float" office:value="2.26363642273114" calcext:value-type="float">
            <text:p>2.26364</text:p>
          </table:table-cell>
          <table:table-cell office:value-type="float" office:value="3.25150320923173" calcext:value-type="float">
            <text:p>3.251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1984606710135" calcext:value-type="float">
            <text:p>2.31985</text:p>
          </table:table-cell>
          <table:table-cell office:value-type="float" office:value="2.27141348923049" calcext:value-type="float">
            <text:p>2.27141</text:p>
          </table:table-cell>
          <table:table-cell office:value-type="float" office:value="3.23791573752978" calcext:value-type="float">
            <text:p>3.2379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0726311450664" calcext:value-type="float">
            <text:p>2.30726</text:p>
          </table:table-cell>
          <table:table-cell office:value-type="float" office:value="2.10206058086534" calcext:value-type="float">
            <text:p>2.10206</text:p>
          </table:table-cell>
          <table:table-cell office:value-type="float" office:value="2.77902521692837" calcext:value-type="float">
            <text:p>2.77903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1247102142453" calcext:value-type="float">
            <text:p>2.31247</text:p>
          </table:table-cell>
          <table:table-cell office:value-type="float" office:value="2.10649692768772" calcext:value-type="float">
            <text:p>2.1065</text:p>
          </table:table-cell>
          <table:table-cell office:value-type="float" office:value="2.77559593525767" calcext:value-type="float">
            <text:p>2.7756</text:p>
          </table:table-cell>
          <table:table-cell office:value-type="float" office:value="70720350" calcext:value-type="float">
            <text:p>707203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760479109611" calcext:value-type="float">
            <text:p>2.2576</text:p>
          </table:table-cell>
          <table:table-cell office:value-type="float" office:value="2.24029958482066" calcext:value-type="float">
            <text:p>2.2403</text:p>
          </table:table-cell>
          <table:table-cell office:value-type="float" office:value="2.83525203279606" calcext:value-type="float">
            <text:p>2.8352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17670982384" calcext:value-type="float">
            <text:p>2.25718</text:p>
          </table:table-cell>
          <table:table-cell office:value-type="float" office:value="2.23902400352719" calcext:value-type="float">
            <text:p>2.23902</text:p>
          </table:table-cell>
          <table:table-cell office:value-type="float" office:value="2.83906817815688" calcext:value-type="float">
            <text:p>2.83907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101576226678" calcext:value-type="float">
            <text:p>2.24102</text:p>
          </table:table-cell>
          <table:table-cell office:value-type="float" office:value="2.27726285775245" calcext:value-type="float">
            <text:p>2.27726</text:p>
          </table:table-cell>
          <table:table-cell office:value-type="float" office:value="3.01519493538891" calcext:value-type="float">
            <text:p>3.01519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454702010429" calcext:value-type="float">
            <text:p>2.24547</text:p>
          </table:table-cell>
          <table:table-cell office:value-type="float" office:value="2.28024952860147" calcext:value-type="float">
            <text:p>2.28025</text:p>
          </table:table-cell>
          <table:table-cell office:value-type="float" office:value="3.01689862512001" calcext:value-type="float">
            <text:p>3.0169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750004061242" calcext:value-type="float">
            <text:p>2.1975</text:p>
          </table:table-cell>
          <table:table-cell office:value-type="float" office:value="2.3201934705115" calcext:value-type="float">
            <text:p>2.32019</text:p>
          </table:table-cell>
          <table:table-cell office:value-type="float" office:value="3.1440175784685" calcext:value-type="float">
            <text:p>3.1440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634529174904" calcext:value-type="float">
            <text:p>2.19635</text:p>
          </table:table-cell>
          <table:table-cell office:value-type="float" office:value="2.31719741803884" calcext:value-type="float">
            <text:p>2.3172</text:p>
          </table:table-cell>
          <table:table-cell office:value-type="float" office:value="3.15014410699643" calcext:value-type="float">
            <text:p>3.1501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458812739703" calcext:value-type="float">
            <text:p>2.23459</text:p>
          </table:table-cell>
          <table:table-cell office:value-type="float" office:value="2.29288197771202" calcext:value-type="float">
            <text:p>2.29288</text:p>
          </table:table-cell>
          <table:table-cell office:value-type="float" office:value="2.96825327918196" calcext:value-type="float">
            <text:p>2.9682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302541348742" calcext:value-type="float">
            <text:p>2.25303</text:p>
          </table:table-cell>
          <table:table-cell office:value-type="float" office:value="2.2533571216176" calcext:value-type="float">
            <text:p>2.25336</text:p>
          </table:table-cell>
          <table:table-cell office:value-type="float" office:value="3.05260021909518" calcext:value-type="float">
            <text:p>3.0526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3015352308923" calcext:value-type="float">
            <text:p>2.23015</text:p>
          </table:table-cell>
          <table:table-cell office:value-type="float" office:value="2.29946372903966" calcext:value-type="float">
            <text:p>2.29946</text:p>
          </table:table-cell>
          <table:table-cell office:value-type="float" office:value="2.97149846109495" calcext:value-type="float">
            <text:p>2.9715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6000655449163" calcext:value-type="float">
            <text:p>2.26001</text:p>
          </table:table-cell>
          <table:table-cell office:value-type="float" office:value="2.2571399249765" calcext:value-type="float">
            <text:p>2.25714</text:p>
          </table:table-cell>
          <table:table-cell office:value-type="float" office:value="3.06306949385622" calcext:value-type="float">
            <text:p>3.06307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39484651377" calcext:value-type="float">
            <text:p>2.31395</text:p>
          </table:table-cell>
          <table:table-cell office:value-type="float" office:value="2.161344783955" calcext:value-type="float">
            <text:p>2.16134</text:p>
          </table:table-cell>
          <table:table-cell office:value-type="float" office:value="2.97764678703666" calcext:value-type="float">
            <text:p>2.97765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475959918719" calcext:value-type="float">
            <text:p>2.23476</text:p>
          </table:table-cell>
          <table:table-cell office:value-type="float" office:value="2.27993843863251" calcext:value-type="float">
            <text:p>2.27994</text:p>
          </table:table-cell>
          <table:table-cell office:value-type="float" office:value="3.0475324669821" calcext:value-type="float">
            <text:p>3.0475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860250227013" calcext:value-type="float">
            <text:p>2.3386</text:p>
          </table:table-cell>
          <table:table-cell office:value-type="float" office:value="2.13460103242493" calcext:value-type="float">
            <text:p>2.1346</text:p>
          </table:table-cell>
          <table:table-cell office:value-type="float" office:value="2.93285065878038" calcext:value-type="float">
            <text:p>2.93285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33776722033192" calcext:value-type="float">
            <text:p>2.33777</text:p>
          </table:table-cell>
          <table:table-cell office:value-type="float" office:value="2.11688194952354" calcext:value-type="float">
            <text:p>2.11688</text:p>
          </table:table-cell>
          <table:table-cell office:value-type="float" office:value="2.94135597460277" calcext:value-type="float">
            <text:p>2.94136</text:p>
          </table:table-cell>
          <table:table-cell office:value-type="float" office:value="70755750" calcext:value-type="float">
            <text:p>707557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413974769445" calcext:value-type="float">
            <text:p>2.23414</text:p>
          </table:table-cell>
          <table:table-cell office:value-type="float" office:value="2.29424878674806" calcext:value-type="float">
            <text:p>2.29425</text:p>
          </table:table-cell>
          <table:table-cell office:value-type="float" office:value="3.04433596572453" calcext:value-type="float">
            <text:p>3.04434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5596007410531" calcext:value-type="float">
            <text:p>2.25596</text:p>
          </table:table-cell>
          <table:table-cell office:value-type="float" office:value="2.27655383476607" calcext:value-type="float">
            <text:p>2.27655</text:p>
          </table:table-cell>
          <table:table-cell office:value-type="float" office:value="3.08052879491292" calcext:value-type="float">
            <text:p>3.08053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546868917652" calcext:value-type="float">
            <text:p>2.32547</text:p>
          </table:table-cell>
          <table:table-cell office:value-type="float" office:value="2.1569539283446" calcext:value-type="float">
            <text:p>2.15695</text:p>
          </table:table-cell>
          <table:table-cell office:value-type="float" office:value="2.98402816310354" calcext:value-type="float">
            <text:p>2.98403</text:p>
          </table:table-cell>
          <table:table-cell office:value-type="float" office:value="70773450" calcext:value-type="float">
            <text:p>707734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719755929943" calcext:value-type="float">
            <text:p>2.2572</text:p>
          </table:table-cell>
          <table:table-cell office:value-type="float" office:value="2.27763957782858" calcext:value-type="float">
            <text:p>2.27764</text:p>
          </table:table-cell>
          <table:table-cell office:value-type="float" office:value="3.10482318764422" calcext:value-type="float">
            <text:p>3.10482</text:p>
          </table:table-cell>
          <table:table-cell office:value-type="float" office:value="70791150" calcext:value-type="float">
            <text:p>7079115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19154269225008" calcext:value-type="float">
            <text:p>2.19154</text:p>
          </table:table-cell>
          <table:table-cell office:value-type="float" office:value="2.3626198551253" calcext:value-type="float">
            <text:p>2.36262</text:p>
          </table:table-cell>
          <table:table-cell office:value-type="float" office:value="3.09471668037409" calcext:value-type="float">
            <text:p>3.09472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  <table:table-cell table:style-name="ce1" table:formula="of:=COUNTIF([.BW1:.BW60]; &quot;2&quot;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19205898146813" calcext:value-type="float">
            <text:p>2.19206</text:p>
          </table:table-cell>
          <table:table-cell office:value-type="float" office:value="2.37295427374704" calcext:value-type="float">
            <text:p>2.37295</text:p>
          </table:table-cell>
          <table:table-cell office:value-type="float" office:value="3.12930600893667" calcext:value-type="float">
            <text:p>3.12931</text:p>
          </table:table-cell>
          <table:table-cell office:value-type="float" office:value="70764600" calcext:value-type="float">
            <text:p>70764600</text:p>
          </table:table-cell>
          <table:table-cell office:value-type="float" office:value="3" calcext:value-type="float">
            <text:p>3</text:p>
          </table:table-cell>
          <table:table-cell table:style-name="ce1" table:formula="of:=COUNTIF([.BW1:.BW60]; &quot;3&quot;)" office:value-type="float" office:value="12" calcext:value-type="float">
            <text:p>12</text:p>
          </table:table-cell>
        </table:table-row>
        <table:table-row table:style-name="ro1">
          <table:table-cell table:formula="of:=SUM([.A56:.A60])" office:value-type="float" office:value="3" calcext:value-type="float">
            <text:p>3</text:p>
          </table:table-cell>
          <table:table-cell table:formula="of:=SUM([.B56:.B60])" office:value-type="float" office:value="4" calcext:value-type="float">
            <text:p>4</text:p>
          </table:table-cell>
          <table:table-cell table:formula="of:=SUM([.C56:.C60])" office:value-type="float" office:value="5" calcext:value-type="float">
            <text:p>5</text:p>
          </table:table-cell>
          <table:table-cell table:formula="of:=SUM([.D56:.D60])" office:value-type="float" office:value="3" calcext:value-type="float">
            <text:p>3</text:p>
          </table:table-cell>
          <table:table-cell table:formula="of:=SUM([.E56:.E60])" office:value-type="float" office:value="3" calcext:value-type="float">
            <text:p>3</text:p>
          </table:table-cell>
          <table:table-cell table:formula="of:=SUM([.F56:.F60])" office:value-type="float" office:value="2" calcext:value-type="float">
            <text:p>2</text:p>
          </table:table-cell>
          <table:table-cell table:formula="of:=SUM([.G56:.G60])" office:value-type="float" office:value="3" calcext:value-type="float">
            <text:p>3</text:p>
          </table:table-cell>
          <table:table-cell table:formula="of:=SUM([.H56:.H60])" office:value-type="float" office:value="2" calcext:value-type="float">
            <text:p>2</text:p>
          </table:table-cell>
          <table:table-cell table:formula="of:=SUM([.I56:.I60])" office:value-type="float" office:value="0" calcext:value-type="float">
            <text:p>0</text:p>
          </table:table-cell>
          <table:table-cell table:formula="of:=SUM([.J56:.J60])" office:value-type="float" office:value="2" calcext:value-type="float">
            <text:p>2</text:p>
          </table:table-cell>
          <table:table-cell table:formula="of:=SUM([.K56:.K60])" office:value-type="float" office:value="3" calcext:value-type="float">
            <text:p>3</text:p>
          </table:table-cell>
          <table:table-cell table:formula="of:=SUM([.L56:.L60])" office:value-type="float" office:value="3" calcext:value-type="float">
            <text:p>3</text:p>
          </table:table-cell>
          <table:table-cell table:formula="of:=SUM([.M56:.M60])" office:value-type="float" office:value="2" calcext:value-type="float">
            <text:p>2</text:p>
          </table:table-cell>
          <table:table-cell table:formula="of:=SUM([.N56:.N60])" office:value-type="float" office:value="4" calcext:value-type="float">
            <text:p>4</text:p>
          </table:table-cell>
          <table:table-cell table:formula="of:=SUM([.O56:.O60])" office:value-type="float" office:value="4" calcext:value-type="float">
            <text:p>4</text:p>
          </table:table-cell>
          <table:table-cell table:formula="of:=SUM([.P56:.P60])" office:value-type="float" office:value="1" calcext:value-type="float">
            <text:p>1</text:p>
          </table:table-cell>
          <table:table-cell table:formula="of:=SUM([.Q56:.Q60])" office:value-type="float" office:value="2" calcext:value-type="float">
            <text:p>2</text:p>
          </table:table-cell>
          <table:table-cell table:formula="of:=SUM([.R56:.R60])" office:value-type="float" office:value="4" calcext:value-type="float">
            <text:p>4</text:p>
          </table:table-cell>
          <table:table-cell table:formula="of:=SUM([.S56:.S60])" office:value-type="float" office:value="1" calcext:value-type="float">
            <text:p>1</text:p>
          </table:table-cell>
          <table:table-cell table:formula="of:=SUM([.T56:.T60])" office:value-type="float" office:value="1" calcext:value-type="float">
            <text:p>1</text:p>
          </table:table-cell>
          <table:table-cell table:formula="of:=SUM([.U56:.U60])" office:value-type="float" office:value="3" calcext:value-type="float">
            <text:p>3</text:p>
          </table:table-cell>
          <table:table-cell table:formula="of:=SUM([.V56:.V60])" office:value-type="float" office:value="2" calcext:value-type="float">
            <text:p>2</text:p>
          </table:table-cell>
          <table:table-cell table:formula="of:=SUM([.W56:.W60])" office:value-type="float" office:value="3" calcext:value-type="float">
            <text:p>3</text:p>
          </table:table-cell>
          <table:table-cell table:formula="of:=SUM([.X56:.X60])" office:value-type="float" office:value="3" calcext:value-type="float">
            <text:p>3</text:p>
          </table:table-cell>
          <table:table-cell table:formula="of:=SUM([.Y56:.Y60])" office:value-type="float" office:value="4" calcext:value-type="float">
            <text:p>4</text:p>
          </table:table-cell>
          <table:table-cell table:formula="of:=SUM([.Z56:.Z60])" office:value-type="float" office:value="2" calcext:value-type="float">
            <text:p>2</text:p>
          </table:table-cell>
          <table:table-cell table:formula="of:=SUM([.AA56:.AA60])" office:value-type="float" office:value="1" calcext:value-type="float">
            <text:p>1</text:p>
          </table:table-cell>
          <table:table-cell table:formula="of:=SUM([.AB56:.AB60])" office:value-type="float" office:value="5" calcext:value-type="float">
            <text:p>5</text:p>
          </table:table-cell>
          <table:table-cell table:formula="of:=SUM([.AC56:.AC60])" office:value-type="float" office:value="2" calcext:value-type="float">
            <text:p>2</text:p>
          </table:table-cell>
          <table:table-cell table:formula="of:=SUM([.AD56:.AD60])" office:value-type="float" office:value="0" calcext:value-type="float">
            <text:p>0</text:p>
          </table:table-cell>
          <table:table-cell table:formula="of:=SUM([.AE56:.AE60])" office:value-type="float" office:value="2" calcext:value-type="float">
            <text:p>2</text:p>
          </table:table-cell>
          <table:table-cell table:formula="of:=SUM([.AF56:.AF60])" office:value-type="float" office:value="0" calcext:value-type="float">
            <text:p>0</text:p>
          </table:table-cell>
          <table:table-cell table:formula="of:=SUM([.AG56:.AG60])" office:value-type="float" office:value="2" calcext:value-type="float">
            <text:p>2</text:p>
          </table:table-cell>
          <table:table-cell table:formula="of:=SUM([.AH56:.AH60])" office:value-type="float" office:value="1" calcext:value-type="float">
            <text:p>1</text:p>
          </table:table-cell>
          <table:table-cell table:formula="of:=SUM([.AI56:.AI60])" office:value-type="float" office:value="4" calcext:value-type="float">
            <text:p>4</text:p>
          </table:table-cell>
          <table:table-cell table:formula="of:=SUM([.AJ56:.AJ60])" office:value-type="float" office:value="3" calcext:value-type="float">
            <text:p>3</text:p>
          </table:table-cell>
          <table:table-cell table:formula="of:=SUM([.AK56:.AK60])" office:value-type="float" office:value="3" calcext:value-type="float">
            <text:p>3</text:p>
          </table:table-cell>
          <table:table-cell table:formula="of:=SUM([.AL56:.AL60])" office:value-type="float" office:value="2" calcext:value-type="float">
            <text:p>2</text:p>
          </table:table-cell>
          <table:table-cell table:formula="of:=SUM([.AM56:.AM60])" office:value-type="float" office:value="3" calcext:value-type="float">
            <text:p>3</text:p>
          </table:table-cell>
          <table:table-cell table:formula="of:=SUM([.AN56:.AN60])" office:value-type="float" office:value="2" calcext:value-type="float">
            <text:p>2</text:p>
          </table:table-cell>
          <table:table-cell table:formula="of:=SUM([.AO56:.AO60])" office:value-type="float" office:value="1" calcext:value-type="float">
            <text:p>1</text:p>
          </table:table-cell>
          <table:table-cell table:formula="of:=SUM([.AP56:.AP60])" office:value-type="float" office:value="2" calcext:value-type="float">
            <text:p>2</text:p>
          </table:table-cell>
          <table:table-cell table:formula="of:=SUM([.AQ56:.AQ60])" office:value-type="float" office:value="3" calcext:value-type="float">
            <text:p>3</text:p>
          </table:table-cell>
          <table:table-cell table:formula="of:=SUM([.AR56:.AR60])" office:value-type="float" office:value="1" calcext:value-type="float">
            <text:p>1</text:p>
          </table:table-cell>
          <table:table-cell table:formula="of:=SUM([.AS56:.AS60])" office:value-type="float" office:value="2" calcext:value-type="float">
            <text:p>2</text:p>
          </table:table-cell>
          <table:table-cell table:formula="of:=SUM([.AT56:.AT60])" office:value-type="float" office:value="3" calcext:value-type="float">
            <text:p>3</text:p>
          </table:table-cell>
          <table:table-cell table:formula="of:=SUM([.AU56:.AU60])" office:value-type="float" office:value="2" calcext:value-type="float">
            <text:p>2</text:p>
          </table:table-cell>
          <table:table-cell table:formula="of:=SUM([.AV56:.AV60])" office:value-type="float" office:value="3" calcext:value-type="float">
            <text:p>3</text:p>
          </table:table-cell>
          <table:table-cell table:formula="of:=SUM([.AW56:.AW60])" office:value-type="float" office:value="2" calcext:value-type="float">
            <text:p>2</text:p>
          </table:table-cell>
          <table:table-cell table:formula="of:=SUM([.AX56:.AX60])" office:value-type="float" office:value="3" calcext:value-type="float">
            <text:p>3</text:p>
          </table:table-cell>
          <table:table-cell table:formula="of:=SUM([.AY56:.AY60])" office:value-type="float" office:value="1" calcext:value-type="float">
            <text:p>1</text:p>
          </table:table-cell>
          <table:table-cell table:formula="of:=SUM([.AZ56:.AZ60])" office:value-type="float" office:value="3" calcext:value-type="float">
            <text:p>3</text:p>
          </table:table-cell>
          <table:table-cell table:formula="of:=SUM([.BA56:.BA60])" office:value-type="float" office:value="1" calcext:value-type="float">
            <text:p>1</text:p>
          </table:table-cell>
          <table:table-cell table:formula="of:=SUM([.BB56:.BB60])" office:value-type="float" office:value="2" calcext:value-type="float">
            <text:p>2</text:p>
          </table:table-cell>
          <table:table-cell table:formula="of:=SUM([.BC56:.BC60])" office:value-type="float" office:value="2" calcext:value-type="float">
            <text:p>2</text:p>
          </table:table-cell>
          <table:table-cell table:formula="of:=SUM([.BD56:.BD60])" office:value-type="float" office:value="2" calcext:value-type="float">
            <text:p>2</text:p>
          </table:table-cell>
          <table:table-cell table:formula="of:=SUM([.BE56:.BE60])" office:value-type="float" office:value="2" calcext:value-type="float">
            <text:p>2</text:p>
          </table:table-cell>
          <table:table-cell table:formula="of:=SUM([.BF56:.BF60])" office:value-type="float" office:value="4" calcext:value-type="float">
            <text:p>4</text:p>
          </table:table-cell>
          <table:table-cell table:formula="of:=SUM([.BG56:.BG60])" office:value-type="float" office:value="3" calcext:value-type="float">
            <text:p>3</text:p>
          </table:table-cell>
          <table:table-cell table:formula="of:=SUM([.BH56:.BH60])" office:value-type="float" office:value="1" calcext:value-type="float">
            <text:p>1</text:p>
          </table:table-cell>
          <table:table-cell table:formula="of:=SUM([.BI56:.BI60])" office:value-type="float" office:value="3" calcext:value-type="float">
            <text:p>3</text:p>
          </table:table-cell>
          <table:table-cell table:formula="of:=SUM([.BJ56:.BJ60])" office:value-type="float" office:value="2" calcext:value-type="float">
            <text:p>2</text:p>
          </table:table-cell>
          <table:table-cell table:formula="of:=SUM([.BK56:.BK60])" office:value-type="float" office:value="4" calcext:value-type="float">
            <text:p>4</text:p>
          </table:table-cell>
          <table:table-cell table:formula="of:=SUM([.BL56:.BL60])" office:value-type="float" office:value="0" calcext:value-type="float">
            <text:p>0</text:p>
          </table:table-cell>
          <table:table-cell table:formula="of:=SUM([.BM56:.BM60])" office:value-type="float" office:value="3" calcext:value-type="float">
            <text:p>3</text:p>
          </table:table-cell>
          <table:table-cell table:formula="of:=SUM([.BN56:.BN60])" office:value-type="float" office:value="1" calcext:value-type="float">
            <text:p>1</text:p>
          </table:table-cell>
          <table:table-cell table:formula="of:=SUM([.BO56:.BO60])" office:value-type="float" office:value="3" calcext:value-type="float">
            <text:p>3</text:p>
          </table:table-cell>
          <table:table-cell table:formula="of:=SUM([.BP56:.BP60])" office:value-type="float" office:value="2" calcext:value-type="float">
            <text:p>2</text:p>
          </table:table-cell>
          <table:table-cell table:formula="of:=SUM([.BQ56:.BQ60])" office:value-type="float" office:value="4" calcext:value-type="float">
            <text:p>4</text:p>
          </table:table-cell>
          <table:table-cell table:formula="of:=SUM([.BR56:.BR60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1"/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 style:data-style-name="N2" text:time-value="10:02:32.582726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9T10:02:58.910940982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4578" meta:object-count="0"/>
  </office:meta>
</office:document-meta>
</file>